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K2];[.K5];[.K17];[.K37])" office:value-type="float" office:value="62300">
            <text:p>623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  <table:table-cell table:formula="of:=SUM([.G2];[.G17];[.G37])" office:value-type="float" office:value="69200">
            <text:p>692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3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/>
          <table:table-cell table:formula="of:=SUM([.B37:.F37])" office:value-type="float" office:value="20500">
            <text:p>20500</text:p>
          </table:table-cell>
          <table:table-cell table:style-name="ce8" table:formula="of:=SUM([.B55:.F55])" office:value-type="float" office:value="1351.4880952381">
            <text:p>1351.48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351.4880952381">
            <text:p>1351.48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351.4880952381">
            <text:p>1351.48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351.4880952381">
            <text:p>1351.48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351.4880952381">
            <text:p>1351.48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351.4880952381">
            <text:p>1351.4880952381</text:p>
          </table:table-cell>
          <table:table-cell office:value-type="string">
            <text:p>Համլետ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351.4880952381">
            <text:p>1351.48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351.4880952381">
            <text:p>1351.48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E55];[.F55])" office:value-type="float" office:value="691.666666666667">
            <text:p>691.66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351.4880952381">
            <text:p>1351.48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351.4880952381">
            <text:p>1351.48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984.821428571429">
            <text:p>984.82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D55:.F55])" office:value-type="float" office:value="606.25">
            <text:p>606.25</text:p>
          </table:table-cell>
          <table:table-cell table:style-name="Default"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351.4880952381">
            <text:p>1351.4880952381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351.4880952381">
            <text:p>1351.4880952381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351.4880952381">
            <text:p>1351.4880952381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5" office:value-type="float" office:value="0">
            <text:p>0</text:p>
          </table:table-cell>
          <table:table-cell table:style-name="Default"/>
          <table:table-cell table:style-name="ce41" table:formula="of:=SUM([.H37:.H54])" office:value-type="float" office:value="20825">
            <text:p>20825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13:0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2T13:06:56</dc:date>
    <meta:editing-duration>P1DT19H58M23S</meta:editing-duration>
    <meta:editing-cycles>1021</meta:editing-cycles>
    <meta:generator>OpenOffice/4.1.1$Unix OpenOffice.org_project/411m6$Build-9775</meta:generator>
    <dc:creator>employee employee</dc:creator>
    <meta:document-statistic meta:table-count="8" meta:cell-count="2382" meta:object-count="0"/>
  </office:meta>
</office:document-meta>
</file>